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s-19-2</text:p>
          </table:table-cell>
          <table:table-cell table:number-columns-repeated="2"/>
          <table:table-cell office:value-type="string" calcext:value-type="string">
            <text:p>1chr-4-28-f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rse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seb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heb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l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ad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zar-Sch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zar-Schua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h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z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ze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lto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la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th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thue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r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rm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ikla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ikla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eth-Markabo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th-Markabot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azar-Su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zar-Susi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th-Lebao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th-Birei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charuch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aaraim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is Baaleth-Beer = Süd-Ramat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t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A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mm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th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han</text:p>
          </table:table-cell>
          <table:table-cell/>
          <table:table-cell office:value-type="string" calcext:value-type="string">
            <text:p>Asc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7:21:11.932631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4:46:09.704000000</meta:creation-date>
    <meta:generator>LibreOffice/7.0.4.2$Linux_X86_64 LibreOffice_project/00$Build-2</meta:generator>
    <dc:date>2023-11-04T17:51:24.251559027</dc:date>
    <meta:editing-duration>PT7H40M30S</meta:editing-duration>
    <meta:editing-cycles>2</meta:editing-cycles>
    <meta:document-statistic meta:table-count="1" meta:cell-count="66" meta:object-count="0"/>
  </office:meta>
</office:document-meta>
</file>